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8.44cm" table:align="left"/>
    </style:style>
    <style:style style:name="Таблица2.A" style:family="table-column">
      <style:table-column-properties style:column-width="4.63cm"/>
    </style:style>
    <style:style style:name="Таблица2.B" style:family="table-column">
      <style:table-column-properties style:column-width="3.81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fo:language="ru" fo:country="RU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font-size="10.5pt" fo:language="en" fo:country="US" fo:background-color="transparent" style:font-size-asian="10.5pt" style:font-size-complex="10.5pt"/>
    </style:style>
    <style:style style:name="P11" style:family="paragraph" style:parent-style-name="Standard">
      <style:paragraph-properties style:text-autospace="none"/>
      <style:text-properties fo:font-size="10.5pt" style:font-size-asian="10.5pt" style:font-size-complex="10.5pt"/>
    </style:style>
    <style:style style:name="P12" style:family="paragraph" style:parent-style-name="Standard">
      <style:paragraph-properties style:text-autospace="none"/>
      <style:text-properties fo:color="#040004" fo:font-size="10.5pt" fo:language="zxx" fo:country="none" style:font-size-asian="10.5pt" style:font-size-complex="10.5pt"/>
    </style:style>
    <style:style style:name="P13" style:family="paragraph" style:parent-style-name="Standard">
      <style:paragraph-properties style:text-autospace="none"/>
      <style:text-properties fo:color="#a31515" fo:font-size="10.5pt" fo:language="zxx" fo:country="none" style:font-size-asian="10.5pt" style:font-size-complex="10.5pt"/>
    </style:style>
    <style:style style:name="P14" style:family="paragraph" style:parent-style-name="Standard">
      <style:paragraph-properties style:text-autospace="none"/>
      <style:text-properties style:use-window-font-color="true" fo:font-size="10.5pt" fo:language="zxx" fo:country="none" style:font-size-asian="10.5pt" style:font-size-complex="10.5pt"/>
    </style:style>
    <style:style style:name="P15" style:family="paragraph" style:parent-style-name="Standard">
      <style:text-properties fo:color="#008000" fo:font-size="10.5pt" fo:language="zxx" fo:country="none" style:font-size-asian="10.5pt" style:font-size-complex="10.5pt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fo:language="en" fo:country="US"/>
    </style:style>
    <style:style style:name="P20" style:family="paragraph" style:parent-style-name="Standard">
      <style:paragraph-properties fo:break-before="page"/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en" fo:country="US" fo:background-color="#ffff00"/>
    </style:style>
    <style:style style:name="P24" style:family="paragraph" style:parent-style-name="Text_20_body">
      <style:text-properties fo:language="en" fo:country="US" fo:font-weight="bold" style:font-weight-asian="bold" style:font-weight-complex="bold"/>
    </style:style>
    <style:style style:name="P25" style:family="paragraph" style:parent-style-name="Text_20_body">
      <style:text-properties fo:background-color="#ffff00"/>
    </style:style>
    <style:style style:name="P26" style:family="paragraph" style:parent-style-name="Text_20_body">
      <style:text-properties fo:language="ru" fo:country="RU"/>
    </style:style>
    <style:style style:name="P27" style:family="paragraph" style:parent-style-name="Text_20_body">
      <style:paragraph-properties fo:padding="0cm" fo:border="none"/>
      <style:text-properties fo:font-size="12pt" style:font-size-asian="12pt" style:font-size-complex="12pt"/>
    </style:style>
    <style:style style:name="P28" style:family="paragraph" style:parent-style-name="Text_20_body">
      <style:paragraph-properties fo:padding="0cm" fo:border="none"/>
      <style:text-properties fo:font-size="10pt" fo:language="en" fo:country="US"/>
    </style:style>
    <style:style style:name="P29" style:family="paragraph" style:parent-style-name="Text_20_body">
      <style:paragraph-properties fo:padding="0cm" fo:border="none"/>
      <style:text-properties fo:language="en" fo:country="US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  <style:text-properties fo:language="en" fo:country="US" fo:background-color="#ffff00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fo:language="en" fo:country="US"/>
    </style:style>
    <style:style style:name="P39" style:family="paragraph" style:parent-style-name="Standard">
      <style:paragraph-properties fo:margin-left="2.501cm" fo:margin-right="0cm" fo:text-indent="0cm" style:auto-text-indent="false"/>
      <style:text-properties fo:language="en" fo:country="US" fo:background-color="#ffff00"/>
    </style:style>
    <style:style style:name="P40" style:family="paragraph" style:parent-style-name="Standard" style:list-style-name="L1"/>
    <style:style style:name="P41" style:family="paragraph" style:parent-style-name="Standard">
      <style:text-properties fo:language="en" fo:country="US"/>
    </style:style>
    <style:style style:name="P42" style:family="paragraph" style:parent-style-name="Standard" style:list-style-name="L1">
      <style:text-properties fo:language="en" fo:country="US"/>
    </style:style>
    <style:style style:name="P43" style:family="paragraph" style:parent-style-name="Standard" style:list-style-name="L2">
      <style:text-properties fo:language="en" fo:country="US"/>
    </style:style>
    <style:style style:name="P44" style:family="paragraph" style:parent-style-name="Standard" style:list-style-name="L7">
      <style:text-properties fo:language="en" fo:country="US"/>
    </style:style>
    <style:style style:name="P45" style:family="paragraph" style:parent-style-name="Standard" style:list-style-name="L2"/>
    <style:style style:name="P46" style:family="paragraph" style:parent-style-name="Standard">
      <style:text-properties fo:language="ru" fo:country="RU"/>
    </style:style>
    <style:style style:name="P47" style:family="paragraph" style:parent-style-name="Standard" style:list-style-name="L6">
      <style:text-properties fo:language="ru" fo:country="RU" fo:font-weight="bold" style:font-weight-asian="bold" style:font-weight-complex="bold"/>
    </style:style>
    <style:style style:name="P48" style:family="paragraph" style:parent-style-name="Standard" style:list-style-name="L8">
      <style:text-properties fo:language="ru" fo:country="RU"/>
    </style:style>
    <style:style style:name="P49" style:family="paragraph" style:parent-style-name="Standard">
      <style:paragraph-properties style:text-autospace="none"/>
      <style:text-properties fo:language="ru" fo:country="RU"/>
    </style:style>
    <style:style style:name="P50" style:family="paragraph" style:parent-style-name="Standard" style:list-style-name="L8"/>
    <style:style style:name="P51" style:family="paragraph" style:parent-style-name="Standard" style:list-style-name="L1">
      <style:paragraph-properties fo:margin-left="0cm" fo:margin-right="0cm" fo:text-indent="-0.635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2" style:family="paragraph" style:parent-style-name="Standard" style:list-style-name="L1">
      <style:paragraph-properties fo:margin-left="0cm" fo:margin-right="0cm" fo:text-indent="-0.635cm" style:auto-text-indent="false"/>
    </style:style>
    <style:style style:name="P53" style:family="paragraph" style:parent-style-name="Standard" style:list-style-name="L7">
      <style:paragraph-properties fo:margin-left="2.501cm" fo:margin-right="0cm" fo:text-indent="-0.635cm" style:auto-text-indent="false"/>
      <style:text-properties fo:language="en" fo:country="US"/>
    </style:style>
    <style:style style:name="P54" style:family="paragraph" style:parent-style-name="Standard" style:list-style-name="L7">
      <style:paragraph-properties fo:margin-left="1.251cm" fo:margin-right="0cm" fo:text-indent="-0.635cm" style:auto-text-indent="false"/>
      <style:text-properties fo:language="en" fo:country="US"/>
    </style:style>
    <style:style style:name="P55" style:family="paragraph" style:parent-style-name="Standard">
      <style:paragraph-properties fo:break-before="page"/>
      <style:text-properties fo:language="en" fo:country="US"/>
    </style:style>
    <style:style style:name="P56" style:family="paragraph" style:parent-style-name="Text_20_body" style:list-style-name="L3"/>
    <style:style style:name="P57" style:family="paragraph" style:parent-style-name="Text_20_body" style:list-style-name="L3">
      <style:paragraph-properties fo:margin-top="0cm" fo:margin-bottom="0cm"/>
    </style:style>
    <style:style style:name="P58" style:family="paragraph" style:parent-style-name="Text_20_body" style:list-style-name="L4">
      <style:paragraph-properties fo:padding="0cm" fo:border="none"/>
      <style:text-properties fo:font-size="12pt" style:font-size-asian="12pt" style:font-size-complex="12pt"/>
    </style:style>
    <style:style style:name="P59" style:family="paragraph" style:parent-style-name="Text_20_body" style:list-style-name="L5">
      <style:paragraph-properties fo:padding="0cm" fo:border="none"/>
      <style:text-properties fo:font-size="12pt" style:font-size-asian="12pt" style:font-size-complex="12pt"/>
    </style:style>
    <style:style style:name="P60" style:family="paragraph" style:parent-style-name="Bibliography_20_1">
      <style:paragraph-properties>
        <style:tab-stops/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padding="0cm" fo:border="non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fo:background-color="#ffff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background-color="#ffff00"/>
    </style:style>
    <style:style style:name="T8" style:family="text">
      <style:text-properties fo:language="ru" fo:country="RU"/>
    </style:style>
    <style:style style:name="T9" style:family="text">
      <style:text-properties fo:language="en" fo:country="none" fo:font-style="italic"/>
    </style:style>
    <style:style style:name="T10" style:family="text">
      <style:text-properties fo:language="en" fo:country="none" fo:font-style="italic" fo:font-weight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background-color="#ffff00"/>
    </style:style>
    <style:style style:name="T13" style:family="text">
      <style:text-properties fo:language="uk" fo:country="UA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ff" fo:language="zxx" fo:country="none"/>
    </style:style>
    <style:style style:name="T16" style:family="text">
      <style:text-properties style:use-window-font-color="true" fo:language="zxx" fo:country="none"/>
    </style:style>
    <style:style style:name="T17" style:family="text">
      <style:text-properties fo:color="#040004" fo:language="zxx" fo:country="none"/>
    </style:style>
    <style:style style:name="T18" style:family="text">
      <style:text-properties fo:color="#a31515" fo:language="zxx" fo:country="none"/>
    </style:style>
    <style:style style:name="T19" style:family="text">
      <style:text-properties fo:color="#008000" fo:language="zxx" fo:country="none"/>
    </style:style>
    <style:style style:name="T20" style:family="text">
      <style:text-properties fo:background-color="transparent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Понятие платформы </text:span></text:h>
      <text:h text:style-name="Heading_20_2" text:outline-level="2"><text:span text:style-name="Strong_20_Emphasis">Определения </text:span></text:h>
      <text:p text:style-name="Standard"><text:span text:style-name="Strong_20_Emphasis">Платформа</text:span> - platform - основа, на которой строится и работает компьютер. В зависимости от контекста термин может относиться к аппаратуре, в частности к типу процессора, либо к комбинации аппаратуры и операционной системы. <text:bibliography-mark text:identifier="TERMS2" text:bibliography-type="www" text:url="http://www.sgrad.kz/gloss/gloss_14.html">[1]</text:bibliography-mark></text:p>
      <text:p text:style-name="Standard"/>
      <text:p text:style-name="Standard"/>
      <text:p text:style-name="P9"><text:span text:style-name="T1">Платформа</text:span> - это комплекс аппаратных и программных средств, на котором функционирует программное обеспечение пользователя ЭВМ, другими словами это тип процессора и операционной системы, на которых можно установить программный продукт. <text:bibliography-mark text:identifier="TERMS1" text:bibliography-type="www" text:url="http://www.armc.ru/ind.php?file=terms">[2]</text:bibliography-mark></text:p>
      <text:p text:style-name="Standard"/>
      <text:p text:style-name="Standard"/>
      <text:p text:style-name="Standard"/>
      <text:p text:style-name="Standard"><text:span text:style-name="T2">Платфо́рма</text:span><text:span text:style-name="T12"> (компьютерная) — совокупность </text:span><text:a xlink:type="simple" xlink:href="http://ru.wikipedia.org/wiki/Компьютер"><text:span text:style-name="T12">компьютеров</text:span></text:a><text:span text:style-name="T12">, </text:span><text:a xlink:type="simple" xlink:href="http://ru.wikipedia.org/wiki/Совместимость_%28информатика%29"><text:span text:style-name="T12">совместимых</text:span></text:a><text:span text:style-name="T12"> между собою в том или ином смысле</text:span><text:span text:style-name="T7">. </text:span><text:span text:style-name="T7"><text:bibliography-mark text:identifier="WIKI_PLATFORM1" text:bibliography-type="www" text:url="http://ru.wikipedia.org/wiki/Платформа_(вычислительная_техника)">[3]</text:bibliography-mark></text:span></text:p>
      <text:p text:style-name="Standard"/>
      <text:p text:style-name="Standard"/>
      <text:p text:style-name="Standard"/>
      <text:p text:style-name="P5">Аппаратная платформа</text:p>
      <text:p text:style-name="Standard">Нижний слой многоуровневой организации компьютера (аппаратура, операционная система, прикладное программное обеспечение), на который опираются ОС и прикладное ПО. Аппаратные платформы отличаются друг от друга архитектурой центрального <text:a xlink:type="simple" xlink:href="http://ru.wikipedia.org/wiki/Процессор">процессора</text:a> и используемыми шинами. <text:span text:style-name="T12">Каждой аппаратной платформе соответствуют совместимые с ней операционные системы и прикладные программы которые могут на ней запускаться. </text:span></text:p>
      <text:p text:style-name="Standard"/>
      <text:p text:style-name="Standard"/>
      <text:p text:style-name="Standard"/>
      <text:p text:style-name="P2">API <text:span text:style-name="T8">операционных систем</text:span></text:p>
      <text:p text:style-name="Standard">Когда рассматривается совместимость или сходство на уровне операционных систем, например, <text:a xlink:type="simple" xlink:href="http://ru.wikipedia.org/wiki/Системный_вызов">системных вызовов</text:a>, <text:a xlink:type="simple" xlink:href="http://ru.wikipedia.org/wiki/Файловая_система">файловых систем</text:a> и пользовательской среды. При сравнении родственных операционных систем идет речь о совместимости на уровне <text:a xlink:type="simple" xlink:href="http://ru.wikipedia.org/wiki/Интерфейс_программирования_приложений">интерфейса программирования приложений</text:a> (API) операционной системы, например в рамках семейства ОС, например (<text:a xlink:type="simple" xlink:href="http://ru.wikipedia.org/wiki/Win32">Win32</text:a> - Win32 API), API <text:a xlink:type="simple" xlink:href="http://ru.wikipedia.org/wiki/Posix">Posix</text:a> для ОС Unix, а не абстрактного понятия «платформы». </text:p>
      <text:p text:style-name="Standard"/>
      <text:p text:style-name="Standard"/>
      <text:p text:style-name="Standard"/>
      <text:p text:style-name="Standard"><text:span text:style-name="T1">Виртуальная машина</text:span> (<text:a xlink:type="simple" xlink:href="http://ru.wikipedia.org/wiki/Английский_язык">англ.</text:a> <text:span text:style-name="T9">virtual machine</text:span>) — программная или аппаратная среда, исполняющая некоторый <text:a xlink:type="simple" xlink:href="http://ru.wikipedia.org/wiki/Исходный_код">код</text:a> (например, <text:a xlink:type="simple" xlink:href="http://ru.wikipedia.org/wiki/Байт-код">байт-код</text:a>, <text:a xlink:type="simple" xlink:href="http://ru.wikipedia.org/wiki/Шитый_код">шитый код</text:a>, <text:a xlink:type="simple" xlink:href="http://ru.wikipedia.org/wiki/P-код">p-код</text:a> или <text:a xlink:type="simple" xlink:href="http://ru.wikipedia.org/wiki/Машинный_код">машинный код</text:a> реального <text:a xlink:type="simple" xlink:href="http://ru.wikipedia.org/wiki/Процессор">процессора</text:a>), или спецификация такой системы (например: «виртуальная машина языка программирования Си»). </text:p>
      <text:p text:style-name="Standard"/>
      <text:p text:style-name="Standard"/>
      <text:h text:style-name="P62" text:outline-level="2">Примеры платформ</text:h>
      <text:p text:style-name="P6"/>
      <text:p text:style-name="P6"/>
      <text:h text:style-name="Heading_20_3" text:outline-level="3">На уровне операционных систем :</text:h>
      <text:p text:style-name="P1">Windows :</text:p>
      <text:list xml:id="list29607643" text:style-name="L1">
        <text:list-item>
          <text:p text:style-name="P42">DOS, Win95, Win98</text:p>
        </text:list-item>
        <text:list-item>
          <text:p text:style-name="P42">Windows NT (2000, NT, XP)</text:p>
        </text:list-item>
        <text:list-item>
          <text:p text:style-name="P42">Vista, Win7</text:p>
        </text:list-item>
        <text:list-item>
          <text:p text:style-name="P42">WinCE (WinCE, Windows Mobile)</text:p>
          <text:p text:style-name="P51"/>
          <text:p text:style-name="P51"/>
          <text:p text:style-name="P52"><text:span text:style-name="T6">POSIX </text:span><text:span text:style-name="T4">(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</text:span><text:span text:style-name="T10">I</text:span><text:span text:style-name="T9">nterface for Uni</text:span><text:span text:style-name="T10">x</text:span><text:span text:style-name="T4">  )</text:span></text:p>
          <text:p text:style-name="P52"><text:span text:style-name="T4">набор стандартов, описывающих интерфейсы между </text:span><text:a xlink:type="simple" xlink:href="http://ru.wikipedia.org/wiki/Операционная_система">операционной системой</text:a><text:span text:style-name="T4"> и </text:span><text:a xlink:type="simple" xlink:href="http://ru.wikipedia.org/wiki/Прикладное_программное_обеспечение">прикладной программой</text:a><text:span text:style-name="T4">. Стандарт создан для обеспечения совместимости различных </text:span><text:a xlink:type="simple" xlink:href="http://ru.wikipedia.org/wiki/UNIX">UNIX</text:a><text:span text:style-name="T4">-подобных операционных систем и переносимости прикладных программ на уровне </text:span><text:a xlink:type="simple" xlink:href="http://ru.wikipedia.org/wiki/Исходный_код">исходного кода</text:a><text:span text:style-name="T4">, но может быть использован и для не-Unix систем. </text:span></text:p>
        </text:list-item>
        <text:list-item>
          <text:p text:style-name="P42">Unix</text:p>
        </text:list-item>
        <text:list-item>
          <text:p text:style-name="P42">Mac OS X, IPhoneOS</text:p>
        </text:list-item>
        <text:list-item>
          <text:p text:style-name="P40"><text:span text:style-name="T4">GNU Linux (</text:span><text:span text:style-name="T8">не полностью</text:span><text:span text:style-name="T4">)</text:span></text:p>
        </text:list-item>
        <text:list-item>
          <text:p text:style-name="P42">Solaris</text:p>
        </text:list-item>
      </text:list>
      <text:p text:style-name="Standard"/>
      <text:p text:style-name="Standard"/>
      <text:h text:style-name="Heading_20_3" text:outline-level="3">На уровне оборудования :</text:h>
      <text:p text:style-name="Standard"/>
      <text:list xml:id="list29588615" text:style-name="L2">
        <text:list-item>
          <text:p text:style-name="P45"><text:span text:style-name="T4">X</text:span>86</text:p>
        </text:list-item>
        <text:list-item>
          <text:p text:style-name="P43">x64</text:p>
        </text:list-item>
        <text:list-item>
          <text:p text:style-name="P43">itanium</text:p>
        </text:list-item>
        <text:list-item>
          <text:p text:style-name="P43"/>
        </text:list-item>
      </text:list>
      <text:p text:style-name="Standard"/>
      <text:p text:style-name="Standard"/>
      <text:p text:style-name="P2">Embedded systems</text:p>
      <text:p text:style-name="Standard">Программы для микроконтроллеров <text:span text:style-name="T4">(ARM, PIC, ATMEL, Ardunio). </text:span><text:span text:style-name="T8">Для экономии ресурсов полноценную ОС не используют. Язык программирования — </text:span><text:span text:style-name="T4">assembler, C, C++ </text:span><text:span text:style-name="T8">(реже).</text:span></text:p>
      <text:p text:style-name="P6"/>
      <text:p text:style-name="Standard"><text:span text:style-name="T8">В том числе, телефоны, </text:span><text:span text:style-name="T4">mp3-player, </text:span><text:span text:style-name="T8">видеомагнитофоны </text:span><text:span text:style-name="T13">(</text:span><text:span text:style-name="T4">dvd player</text:span><text:span text:style-name="T13">), </text:span><text:span text:style-name="T8">бытовая техника.</text:span></text:p>
      <text:p text:style-name="Standard"/>
      <text:p text:style-name="Standard"/>
      <text:p text:style-name="Standard"/>
      <text:h text:style-name="P61" text:outline-level="1">Структура приложения :</text:h>
      <text:p text:style-name="P6"><draw:frame draw:style-name="fr4" draw:name="Графический объект1" text:anchor-type="paragraph" svg:x="-0.176cm" svg:y="0.31cm" svg:width="14.189cm" svg:height="8.934cm" draw:z-index="31"><draw:image xlink:href="../../../../../../Storage/AlexDOcuments/Programming/TUTORSHIP/CrossPlatform/platform/app_parts.png" xlink:type="simple" xlink:show="embed" xlink:actuate="onLoad" draw:filter-name="&lt;Все форматы&gt;"/></draw:frame></text:p>
      <text:p text:style-name="P6"/>
      <text:h text:style-name="Heading_20_2" text:outline-level="2">Организация памяти</text:h>
      <text:p text:style-name="P24">Little endian</text:p>
      <text:p text:style-name="Text_20_body"><text:span text:style-name="T8">З</text:span>апись начинается с младшего и заканчивается старшим. Этот порядок записи принят в памяти персональных компьютеров с x86-процессорами, в связи с чем иногда его называют интеловский порядок байтов –<text:span text:style-name="T4"> </text:span><text:span text:style-name="T6">intel bytes order </text:span>(по названию фирмы-создателя архитектуры x86).</text:p>
      <text:p text:style-name="Text_20_body"/>
      <text:p text:style-name="P24">Big Endian</text:p>
      <text:p text:style-name="Text_20_body"><text:span text:style-name="T8">З</text:span>апись начинается со старшего и заканчивается младшим. Этот порядок является стандартным для протоколов <text:span text:style-name="T3">TCP/IP</text:span>, он используется в заголовках пакетов данных и во многих протоколах более высокого уровня, разработанных для использования поверх TCP/IP. Поэтому, порядок байтов от старшего к младшему часто называют <text:span text:style-name="T3">сетевым порядком байтов</text:span> (англ. <text:span text:style-name="T14">network byte order</text:span>). Этот порядок байтов используется процессорами IBM 360/370/390, Motorola 68000, SPARC (отсюда третье название — порядок байтов Motorola, <text:span text:style-name="T3">Motorola byte order</text:span>).</text:p>
      <text:p text:style-name="Text_20_body">В этом же виде записываются числа индийско-арабскими цифрами.</text:p>
      <text:p text:style-name="Text_20_body"/>
      <text:p text:style-name="P6"/>
      <text:p text:style-name="P3">int n = 0x0A0B0C0D;</text:p>
      <text:p text:style-name="P3"/>
      <text:p text:style-name="P6"><text:span text:style-name="T4">0A</text:span> <text:span text:style-name="T4">0B</text:span> <text:span text:style-name="T4">0C</text:span> <text:span text:style-name="T4">0D</text:span><text:tab/><text:tab/><text:span text:style-name="T4">//Big Endian</text:span></text:p>
      <text:p text:style-name="P6"><text:span text:style-name="T4">0D</text:span> <text:span text:style-name="T4">0C</text:span> <text:span text:style-name="T4">0B</text:span> <text:span text:style-name="T4">0A</text:span><text:tab/><text:tab/><text:span text:style-name="T4">//Little Endian</text:span></text:p>
      <text:p text:style-name="P6"/>
      <text:p text:style-name="P6"><draw:frame draw:style-name="fr1" draw:name="Врезка1" text:anchor-type="paragraph" svg:width="7.408cm" draw:z-index="0"><draw:text-box fo:min-height="6.615cm"><text:p text:style-name="Drawing"><draw:frame draw:style-name="fr3" draw:name="Графический объект2" text:anchor-type="paragraph" svg:x="0.004cm" svg:y="0.002cm" svg:width="7.408cm" style:rel-width="100%" svg:height="6.615cm" style:rel-height="scale" draw:z-index="1"><draw:image xlink:href="../../../../../../Storage/AlexDOcuments/Programming/TUTORSHIP/CrossPlatform/endianness/280px-Big-Endian.svg.png" xlink:type="simple" xlink:show="embed" xlink:actuate="onLoad"/></draw:frame>Рисунок <text:sequence text:ref-name="refDrawing0" text:name="Drawing" text:formula="ooow:Drawing+1" style:num-format="1">1</text:sequence>: Big Endian</text:p></draw:text-box></draw:frame><text:soft-page-break/></text:p>
      <text:p text:style-name="P6"/>
      <text:p text:style-name="P6"><draw:frame draw:style-name="fr1" draw:name="Врезка2" text:anchor-type="paragraph" svg:width="7.408cm" draw:z-index="2"><draw:text-box fo:min-height="6.615cm"><text:p text:style-name="Drawing"><draw:frame draw:style-name="fr3" draw:name="Графический объект3" text:anchor-type="paragraph" svg:x="0.004cm" svg:y="0.002cm" svg:width="7.408cm" style:rel-width="100%" svg:height="6.615cm" style:rel-height="scale" draw:z-index="3"><draw:image xlink:href="../../../../../../Storage/AlexDOcuments/Programming/TUTORSHIP/CrossPlatform/endianness/280px-Little-Endian.svg.png" xlink:type="simple" xlink:show="embed" xlink:actuate="onLoad"/></draw:frame>Рисунок <text:sequence text:ref-name="refDrawing1" text:name="Drawing" text:formula="ooow:Drawing+1" style:num-format="1">2</text:sequence>: Little Endian</text:p></draw:text-box></draw:frame></text:p>
      <text:p text:style-name="P6"/>
      <text:p text:style-name="P6"><draw:frame draw:style-name="fr2" draw:name="Врезка8" text:anchor-type="paragraph" svg:x="0.31cm" svg:y="0.831cm" svg:width="5.212cm" draw:z-index="14"><draw:text-box fo:min-height="1.693cm"><text:p text:style-name="Drawing"><draw:frame draw:style-name="fr3" draw:name="Графический объект9" text:anchor-type="paragraph" svg:x="0.004cm" svg:y="0.002cm" svg:width="5.212cm" style:rel-width="100%" svg:height="1.693cm" style:rel-height="scale" draw:z-index="15"><draw:image xlink:href="../../../../../../Storage/AlexDOcuments/Programming/TUTORSHIP/CrossPlatform/endianness/big_endian16.png" xlink:type="simple" xlink:show="embed" xlink:actuate="onLoad"/></draw:frame>Рисунок <text:sequence text:ref-name="refDrawing2" text:name="Drawing" text:formula="ooow:Drawing+1" style:num-format="1">3</text:sequence>: Big Endian</text:p></draw:text-box></draw:frame>Реже используются выравнивание на 16 байт</text:p>
      <text:p text:style-name="P6"><draw:frame draw:style-name="fr2" draw:name="Врезка9" text:anchor-type="paragraph" svg:x="10.709cm" svg:y="0.542cm" svg:width="5.001cm" draw:z-index="16"><draw:text-box fo:min-height="1.667cm"><text:p text:style-name="Drawing"><draw:frame draw:style-name="fr3" draw:name="Графический объект10" text:anchor-type="paragraph" svg:x="0.004cm" svg:y="0.002cm" svg:width="5.001cm" style:rel-width="100%" svg:height="1.667cm" style:rel-height="scale" draw:z-index="17"><draw:image xlink:href="../../../../../../Storage/AlexDOcuments/Programming/TUTORSHIP/CrossPlatform/endianness/little_endian_16.png" xlink:type="simple" xlink:show="embed" xlink:actuate="onLoad"/></draw:frame>Рисунок <text:sequence text:ref-name="refDrawing3" text:name="Drawing" text:formula="ooow:Drawing+1" style:num-format="1">4</text:sequence>: Little Endian</text:p></draw:text-box></draw:frame></text:p>
      <text:p text:style-name="P6"/>
      <text:p text:style-name="P6"/>
      <text:p text:style-name="P6"/>
      <text:h text:style-name="P62" text:outline-level="2">Различия в компиляторах :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2">MS Visual C++</text:p>
          </table:table-cell>
          <table:table-cell table:style-name="Таблица1.C1" office:value-type="string">
            <text:p text:style-name="P32">GCC</text:p>
          </table:table-cell>
        </table:table-row>
        <table:table-row>
          <table:table-cell table:style-name="Таблица1.A2" office:value-type="string">
            <text:p text:style-name="P31">Compiler version</text:p>
          </table:table-cell>
          <table:table-cell table:style-name="Таблица1.A2" office:value-type="string">
            <text:p text:style-name="P31">MSC_VER</text:p>
          </table:table-cell>
          <table:table-cell table:style-name="Таблица1.C2" office:value-type="string">
            <text:p text:style-name="Table_20_Contents">__<text:span text:style-name="T4">GNUG__</text:span></text:p>
            <text:p text:style-name="P31"/>
            <text:p text:style-name="Table_20_Contents">__<text:span text:style-name="T4">GNUC__</text:span></text:p>
            <text:p text:style-name="Table_20_Contents">__<text:span text:style-name="T4">GNUC_MINOR__</text:span></text:p>
            <text:p text:style-name="P31">__GNUC_PATCH_LEVEL__</text:p>
          </table:table-cell>
        </table:table-row>
        <table:table-row>
          <table:table-cell table:style-name="Таблица1.A2" office:value-type="string">
            <text:p text:style-name="P33">Имя текущей функции</text:p>
          </table:table-cell>
          <table:table-cell table:style-name="Таблица1.A2" office:value-type="string">
            <text:p text:style-name="Table_20_Contents">__<text:span text:style-name="T4">FUNCTION__</text:span></text:p>
          </table:table-cell>
          <table:table-cell table:style-name="Таблица1.C2" office:value-type="string">
            <text:p text:style-name="Table_20_Contents">__<text:span text:style-name="T4">FUNCTION__</text:span></text:p>
            <text:p text:style-name="P31">__PRETTY_FUNCTION__</text:p>
          </table:table-cell>
        </table:table-row>
        <table:table-row>
          <table:table-cell table:style-name="Таблица1.A2" office:value-type="string">
            <text:p text:style-name="Standard">Выравнивание данных</text:p>
          </table:table-cell>
          <table:table-cell table:style-name="Таблица1.A2" office:value-type="string">
            <text:p text:style-name="P31">#pragma pack(push, N)</text:p>
            <text:p text:style-name="P31">…..</text:p>
            <text:p text:style-name="P31">….</text:p>
            <text:p text:style-name="P31">#pragma pack(pop)</text:p>
          </table:table-cell>
          <table:table-cell table:style-name="Таблица1.C2" office:value-type="string">
            <text:p text:style-name="Table_20_Contents">__<text:span text:style-name="T4">attribute_packed__</text:span></text:p>
            <text:p text:style-name="P31"/>
            <text:p text:style-name="P31">__attribute_aligned__(N)</text:p>
          </table:table-cell>
        </table:table-row>
        <table:table-row>
          <table:table-cell table:style-name="Таблица1.A2" office:value-type="string">
            <text:p text:style-name="Standard">Макросы для отладки </text:p>
          </table:table-cell>
          <table:table-cell table:style-name="Таблица1.A2" office:value-type="string">
            <text:p text:style-name="P34">__FILE__</text:p>
            <text:p text:style-name="P34">__LINE__</text:p>
            <text:p text:style-name="P34">__DATE__</text:p>
          </table:table-cell>
          <table:table-cell table:style-name="Таблица1.C2" office:value-type="string">
            <text:p text:style-name="P34">__FILE__</text:p>
            <text:p text:style-name="P34">__LINE__</text:p>
            <text:p text:style-name="P34">__DATE__</text:p>
          </table:table-cell>
        </table:table-row>
      </table:table>
      <text:p text:style-name="P6"/>
      <text:p text:style-name="P6"/>
      <text:p text:style-name="P7">Пример (<text:span text:style-name="T4">GCC</text:span>):</text:p>
      <text:p text:style-name="P1">GCC 3.2.0</text:p>
      <text:p text:style-name="P33">__<text:span text:style-name="T4">GNUC__ <text:s text:c="29"/>== 3</text:span></text:p>
      <text:p text:style-name="P33">__<text:span text:style-name="T4">GNUC_MINOR__ <text:s text:c="14"/>== 2</text:span></text:p>
      <text:p text:style-name="P31">__GNUC_PATCH_LEVEL__ == 0</text:p>
      <text:p text:style-name="P31"/>
      <text:p text:style-name="P6"/>
      <text:p text:style-name="P7">Пример (<text:span text:style-name="T4">Microsoft</text:span>)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Visual C++ 4.x </text:p>
          </table:table-cell>
          <table:table-cell table:style-name="Таблица2.B1" office:value-type="string">
            <text:p text:style-name="Table_20_Contents"><text:span text:style-name="Teletype">MSC_VER=1000</text:span></text:p>
          </table:table-cell>
        </table:table-row>
        <table:table-row>
          <table:table-cell table:style-name="Таблица2.A2" office:value-type="string">
            <text:p text:style-name="Table_20_Contents">Visual C++ 5 </text:p>
          </table:table-cell>
          <table:table-cell table:style-name="Таблица2.B2" office:value-type="string">
            <text:p text:style-name="Table_20_Contents"><text:span text:style-name="Teletype">MSC_VER=1100</text:span></text:p>
          </table:table-cell>
        </table:table-row>
        <table:table-row>
          <table:table-cell table:style-name="Таблица2.A2" office:value-type="string">
            <text:p text:style-name="Table_20_Contents">Visual C++ 6 </text:p>
          </table:table-cell>
          <table:table-cell table:style-name="Таблица2.B2" office:value-type="string">
            <text:p text:style-name="Table_20_Contents"><text:span text:style-name="Teletype">MSC_VER=1200</text:span></text:p>
          </table:table-cell>
        </table:table-row>
        <table:table-row>
          <table:table-cell table:style-name="Таблица2.A2" office:value-type="string">
            <text:p text:style-name="Table_20_Contents">Visual C++ .NET </text:p>
          </table:table-cell>
          <table:table-cell table:style-name="Таблица2.B2" office:value-type="string">
            <text:p text:style-name="Table_20_Contents"><text:span text:style-name="Teletype">MSC_VER=1300</text:span></text:p>
          </table:table-cell>
        </table:table-row>
        <table:table-row>
          <table:table-cell table:style-name="Таблица2.A2" office:value-type="string">
            <text:p text:style-name="Table_20_Contents">Visual C++ .NET 2003 </text:p>
          </table:table-cell>
          <table:table-cell table:style-name="Таблица2.B2" office:value-type="string">
            <text:p text:style-name="Table_20_Contents"><text:span text:style-name="Teletype">MSC_VER=1310</text:span></text:p>
          </table:table-cell>
        </table:table-row>
        <table:table-row>
          <table:table-cell table:style-name="Таблица2.A2" office:value-type="string">
            <text:p text:style-name="Table_20_Contents">Visual C++ 2005 </text:p>
          </table:table-cell>
          <table:table-cell table:style-name="Таблица2.B2" office:value-type="string">
            <text:p text:style-name="Table_20_Contents"><text:span text:style-name="Teletype">MSC_VER=1400</text:span></text:p>
          </table:table-cell>
        </table:table-row>
        <table:table-row>
          <table:table-cell table:style-name="Таблица2.A2" office:value-type="string">
            <text:p text:style-name="Table_20_Contents">Visual C++ 2008</text:p>
          </table:table-cell>
          <table:table-cell table:style-name="Таблица2.B2" office:value-type="string">
            <text:p text:style-name="Table_20_Contents"><text:span text:style-name="Teletype">MSC_VER=1500</text:span> </text:p>
          </table:table-cell>
        </table:table-row>
      </table:table>
      <text:p text:style-name="P6"/>
      <text:p text:style-name="P6"/>
      <text:p text:style-name="P6"/>
      <text:h text:style-name="P62" text:outline-level="2">Выравнивание данных</text:h>
      <text:p text:style-name="P4"/>
      <text:p text:style-name="Standard">Microsoft VC++</text:p>
      <text:p text:style-name="P12"/>
      <text:p text:style-name="P11"><text:span text:style-name="T15">#include</text:span><text:span text:style-name="T16"> </text:span><text:span text:style-name="T18">&lt;stddef.h&gt;</text:span></text:p>
      <text:p text:style-name="P11"><text:span text:style-name="T15">#include</text:span><text:span text:style-name="T16"> </text:span><text:span text:style-name="T18">&lt;stdio.h&gt;</text:span></text:p>
      <text:p text:style-name="P13"/>
      <text:p text:style-name="P11"><text:span text:style-name="T15">struct</text:span><text:span text:style-name="T16"> </text:span><text:span text:style-name="T17">S</text:span><text:span text:style-name="T16"> {</text:span></text:p>
      <text:p text:style-name="P11"><text:span text:style-name="T16"><text:s text:c="4"/></text:span><text:span text:style-name="T15">int</text:span><text:span text:style-name="T16"> </text:span><text:span text:style-name="T17">i</text:span><text:span text:style-name="T16">; <text:s text:c="2"/></text:span><text:span text:style-name="T19">// size 4</text:span></text:p>
      <text:p text:style-name="P11"><text:span text:style-name="T16"><text:s text:c="4"/></text:span><text:span text:style-name="T15">short</text:span><text:span text:style-name="T16"> </text:span><text:span text:style-name="T17">j</text:span><text:span text:style-name="T16">; <text:s text:c="2"/></text:span><text:span text:style-name="T19">// size 2</text:span></text:p>
      <text:p text:style-name="P11"><text:span text:style-name="T16"><text:s text:c="4"/></text:span><text:span text:style-name="T15">double</text:span><text:span text:style-name="T16"> </text:span><text:span text:style-name="T17">k</text:span><text:span text:style-name="T16">; <text:s text:c="2"/></text:span><text:span text:style-name="T19">// size 8</text:span></text:p>
      <text:p text:style-name="P14">};</text:p>
      <text:p text:style-name="P14"/>
      <text:p text:style-name="P11"><text:span text:style-name="T15">#pragma</text:span><text:span text:style-name="T16"> </text:span><text:span text:style-name="T15">pack</text:span><text:span text:style-name="T16">(2)</text:span></text:p>
      <text:p text:style-name="P11"><text:span text:style-name="T15">struct</text:span><text:span text:style-name="T16"> </text:span><text:span text:style-name="T17">T</text:span><text:span text:style-name="T16"> {</text:span></text:p>
      <text:p text:style-name="P11"><text:span text:style-name="T16"><text:s text:c="4"/></text:span><text:span text:style-name="T15">int</text:span><text:span text:style-name="T16"> </text:span><text:span text:style-name="T17">i</text:span><text:span text:style-name="T16">;</text:span></text:p>
      <text:p text:style-name="P11"><text:span text:style-name="T16"><text:s text:c="4"/></text:span><text:span text:style-name="T15">short</text:span><text:span text:style-name="T16"> </text:span><text:span text:style-name="T17">j</text:span><text:span text:style-name="T16">;</text:span></text:p>
      <text:p text:style-name="P11"><text:span text:style-name="T16"><text:s text:c="4"/></text:span><text:span text:style-name="T15">double</text:span><text:span text:style-name="T16"> </text:span><text:span text:style-name="T17">k</text:span><text:span text:style-name="T16">;</text:span></text:p>
      <text:p text:style-name="P14">};</text:p>
      <text:p text:style-name="P14"/>
      <text:p text:style-name="P11"><text:span text:style-name="T15">int</text:span><text:span text:style-name="T16"> </text:span><text:span text:style-name="T17">main</text:span><text:span text:style-name="T16">() {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i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j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\n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k</text:span><text:span text:style-name="T16">));</text:span></text:p>
      <text:p text:style-name="P11"><text:span text:style-name="T16"><text:s text:c="4"/></text:span><text:span text:style-name="T17">T</text:span><text:span text:style-name="T16"> </text:span><text:span text:style-name="T17">tt</text:span><text:span text:style-name="T16">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i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j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\n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k</text:span><text:span text:style-name="T16">));</text:span></text:p>
      <text:p text:style-name="P14">}</text:p>
      <text:p text:style-name="P14"/>
      <text:p text:style-name="P8"/>
      <text:p text:style-name="P6"/>
      <text:p text:style-name="P6"/>
      <text:p text:style-name="P6"><draw:frame draw:style-name="fr1" draw:name="Врезка3" text:anchor-type="paragraph" svg:width="13.785cm" draw:z-index="4"><draw:text-box fo:min-height="2.17cm"><text:p text:style-name="Drawing"><draw:frame draw:style-name="fr3" draw:name="Графический объект4" text:anchor-type="paragraph" svg:x="0.004cm" svg:y="0.002cm" svg:width="13.785cm" style:rel-width="100%" svg:height="2.17cm" style:rel-height="scale" draw:z-index="5"><draw:image xlink:href="../../../../../../Storage/AlexDOcuments/Programming/TUTORSHIP/CrossPlatform/alignment/default.png" xlink:type="simple" xlink:show="embed" xlink:actuate="onLoad"/></draw:frame>Рисунок <text:sequence text:ref-name="refDrawing4" text:name="Drawing" text:formula="ooow:Drawing+1" style:num-format="1">5</text:sequence>: struct <text:span text:style-name="T4">S</text:span></text:p></draw:text-box></draw:frame></text:p>
      <text:p text:style-name="P6"/>
      <text:p text:style-name="P6"/>
      <text:p text:style-name="P6"><draw:frame draw:style-name="fr1" draw:name="Врезка4" text:anchor-type="paragraph" svg:width="12.33cm" draw:z-index="6"><draw:text-box fo:min-height="1.799cm"><text:p text:style-name="Drawing"><draw:frame draw:style-name="fr3" draw:name="Графический объект5" text:anchor-type="paragraph" svg:x="0.004cm" svg:y="0.002cm" svg:width="12.33cm" style:rel-width="100%" svg:height="1.799cm" style:rel-height="scale" draw:z-index="7"><draw:image xlink:href="../../../../../../Storage/AlexDOcuments/Programming/TUTORSHIP/CrossPlatform/alignment/packed.png" xlink:type="simple" xlink:show="embed" xlink:actuate="onLoad"/></draw:frame>Рисунок <text:sequence text:ref-name="refDrawing5" text:name="Drawing" text:formula="ooow:Drawing+1" style:num-format="1">6</text:sequence>: Struct T</text:p></draw:text-box></draw:frame></text:p>
      <text:p text:style-name="P6"/>
      <text:p text:style-name="P6"/>
      <text:p text:style-name="P19">GCC</text:p>
      <text:p text:style-name="P10"><text:span text:style-name="T15">#ifndef</text:span><text:span text:style-name="T16"> </text:span><text:span text:style-name="T17">__GCC_PRAGMA_SAMPLE__</text:span></text:p>
      <text:p text:style-name="P11"><text:span text:style-name="T15">#define</text:span><text:span text:style-name="T16"> </text:span><text:span text:style-name="T17">__GCC_PRAGMA_SAMPLE__</text:span></text:p>
      <text:p text:style-name="P12"/>
      <text:p text:style-name="P11"><text:span text:style-name="T15">#include</text:span><text:span text:style-name="T16"> </text:span><text:span text:style-name="T18">&lt;stddef.h&gt;</text:span></text:p>
      <text:p text:style-name="P11"><text:span text:style-name="T15">#include</text:span><text:span text:style-name="T16"> </text:span><text:span text:style-name="T18">&lt;stdio.h&gt;</text:span></text:p>
      <text:p text:style-name="P13"/>
      <text:p text:style-name="P11"><text:span text:style-name="T15">struct</text:span><text:span text:style-name="T16"> </text:span><text:span text:style-name="T17">S</text:span><text:span text:style-name="T16"> {</text:span></text:p>
      <text:p text:style-name="P11"><text:span text:style-name="T16"><text:s text:c="4"/></text:span><text:span text:style-name="T15">int</text:span><text:span text:style-name="T16"> </text:span><text:span text:style-name="T17">i</text:span><text:span text:style-name="T16">; <text:s text:c="2"/></text:span><text:span text:style-name="T19">// size 4</text:span></text:p>
      <text:p text:style-name="P11"><text:span text:style-name="T16"><text:s text:c="4"/></text:span><text:span text:style-name="T15">short</text:span><text:span text:style-name="T16"> </text:span><text:span text:style-name="T17">j</text:span><text:span text:style-name="T16">; <text:s text:c="2"/></text:span><text:span text:style-name="T19">// size 2</text:span></text:p>
      <text:p text:style-name="P11"><text:span text:style-name="T16"><text:s text:c="4"/></text:span><text:span text:style-name="T15">double</text:span><text:span text:style-name="T16"> </text:span><text:span text:style-name="T17">k</text:span><text:span text:style-name="T16">; <text:s text:c="2"/></text:span><text:span text:style-name="T19">// size 8</text:span></text:p>
      <text:p text:style-name="P14">};</text:p>
      <text:p text:style-name="P14"/>
      <text:p text:style-name="P11"><text:span text:style-name="T15">struct</text:span><text:span text:style-name="T16"> </text:span><text:span text:style-name="T17">__attribute__</text:span><text:span text:style-name="T16"> ((</text:span><text:span text:style-name="T17">__packed__</text:span><text:span text:style-name="T16">)) </text:span><text:span text:style-name="T17">T</text:span><text:span text:style-name="T16"> {</text:span></text:p>
      <text:p text:style-name="P11"><text:span text:style-name="T16"><text:s text:c="4"/></text:span><text:span text:style-name="T15">int</text:span><text:span text:style-name="T16"> </text:span><text:span text:style-name="T17">i</text:span><text:span text:style-name="T16">;</text:span></text:p>
      <text:p text:style-name="P11"><text:span text:style-name="T16"><text:s text:c="4"/></text:span><text:span text:style-name="T15">short</text:span><text:span text:style-name="T16"> </text:span><text:span text:style-name="T17">j</text:span><text:span text:style-name="T16">;</text:span></text:p>
      <text:p text:style-name="P11"><text:span text:style-name="T16"><text:s text:c="4"/></text:span><text:span text:style-name="T15">double</text:span><text:span text:style-name="T16"> </text:span><text:span text:style-name="T17">k</text:span><text:span text:style-name="T16">;</text:span></text:p>
      <text:p text:style-name="P14">}; </text:p>
      <text:p text:style-name="P14"/>
      <text:p text:style-name="P11"><text:span text:style-name="T15">struct</text:span><text:span text:style-name="T16"> </text:span><text:span text:style-name="T17">__attribute__</text:span><text:span text:style-name="T16"> (( </text:span><text:span text:style-name="T17">__aligned__</text:span><text:span text:style-name="T16">(24) )) </text:span><text:span text:style-name="T17">K</text:span><text:span text:style-name="T16"> {</text:span></text:p>
      <text:p text:style-name="P11"><text:span text:style-name="T16"><text:s text:c="4"/></text:span><text:span text:style-name="T15">int</text:span><text:span text:style-name="T16"> </text:span><text:span text:style-name="T17">i</text:span><text:span text:style-name="T16">;</text:span></text:p>
      <text:p text:style-name="P11"><text:span text:style-name="T16"><text:s text:c="4"/></text:span><text:span text:style-name="T15">short</text:span><text:span text:style-name="T16"> </text:span><text:span text:style-name="T17">j</text:span><text:span text:style-name="T16">;</text:span></text:p>
      <text:p text:style-name="P11"><text:span text:style-name="T16"><text:s text:c="4"/></text:span><text:span text:style-name="T15">double</text:span><text:span text:style-name="T16"> </text:span><text:span text:style-name="T17">k</text:span><text:span text:style-name="T16">;</text:span></text:p>
      <text:p text:style-name="P14">}; </text:p>
      <text:p text:style-name="P14"/>
      <text:p text:style-name="P11"><text:span text:style-name="T15">int</text:span><text:span text:style-name="T16"> </text:span><text:span text:style-name="T17">main</text:span><text:span text:style-name="T16">() {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i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j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\n"</text:span><text:span text:style-name="T16">, </text:span><text:span text:style-name="T17">offsetof</text:span><text:span text:style-name="T16">(</text:span><text:span text:style-name="T17">S</text:span><text:span text:style-name="T16">, </text:span><text:span text:style-name="T17">k</text:span><text:span text:style-name="T16">));</text:span></text:p>
      <text:p text:style-name="P14"/>
      <text:p text:style-name="P11"><text:span text:style-name="T16"><text:s text:c="4"/></text:span><text:span text:style-name="T17">T</text:span><text:span text:style-name="T16"> </text:span><text:span text:style-name="T17">tt</text:span><text:span text:style-name="T16">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i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 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j</text:span><text:span text:style-name="T16">));</text:span></text:p>
      <text:p text:style-name="P11"><text:span text:style-name="T16"><text:s text:c="4"/></text:span><text:span text:style-name="T17">printf</text:span><text:span text:style-name="T16">(</text:span><text:span text:style-name="T18">"%d\n"</text:span><text:span text:style-name="T16">, </text:span><text:span text:style-name="T17">offsetof</text:span><text:span text:style-name="T16">(</text:span><text:span text:style-name="T17">T</text:span><text:span text:style-name="T16">, </text:span><text:span text:style-name="T17">k</text:span><text:span text:style-name="T16">));</text:span></text:p>
      <text:p text:style-name="P14">}</text:p>
      <text:p text:style-name="P14"/>
      <text:p text:style-name="P11"><text:span text:style-name="T15">#endif</text:span><text:span text:style-name="T16"> </text:span><text:span text:style-name="T19">// ~__GCC_PRAGMA_SAMPLE__</text:span></text:p>
      <text:p text:style-name="P8"/>
      <text:p text:style-name="P6"><draw:frame draw:style-name="fr1" draw:name="Врезка5" text:anchor-type="paragraph" svg:width="13.785cm" draw:z-index="8"><draw:text-box fo:min-height="2.17cm"><text:p text:style-name="Drawing"><draw:frame draw:style-name="fr3" draw:name="Графический объект6" text:anchor-type="paragraph" svg:x="0.004cm" svg:y="0.002cm" svg:width="13.785cm" style:rel-width="100%" svg:height="2.17cm" style:rel-height="scale" draw:z-index="9"><draw:image xlink:href="../../../../../../Storage/AlexDOcuments/Programming/TUTORSHIP/CrossPlatform/alignment/default.png" xlink:type="simple" xlink:show="embed" xlink:actuate="onLoad"/></draw:frame>Рисунок <text:sequence text:ref-name="refDrawing6" text:name="Drawing" text:formula="ooow:Drawing+1" style:num-format="1">7</text:sequence>: struct <text:span text:style-name="T4">S</text:span></text:p></draw:text-box></draw:frame></text:p>
      <text:p text:style-name="P6"><draw:frame draw:style-name="fr1" draw:name="Врезка6" text:anchor-type="paragraph" svg:width="12.33cm" draw:z-index="10"><draw:text-box fo:min-height="1.799cm"><text:p text:style-name="Drawing"><draw:frame draw:style-name="fr3" draw:name="Графический объект7" text:anchor-type="paragraph" svg:x="0.004cm" svg:y="0.002cm" svg:width="12.33cm" style:rel-width="100%" svg:height="1.799cm" style:rel-height="scale" draw:z-index="11"><draw:image xlink:href="../../../../../../Storage/AlexDOcuments/Programming/TUTORSHIP/CrossPlatform/alignment/packed.png" xlink:type="simple" xlink:show="embed" xlink:actuate="onLoad"/></draw:frame>Рисунок <text:sequence text:ref-name="refDrawing7" text:name="Drawing" text:formula="ooow:Drawing+1" style:num-format="1">8</text:sequence>: Struct T</text:p></draw:text-box></draw:frame></text:p>
      <text:p text:style-name="P6"><draw:frame draw:style-name="fr1" draw:name="Врезка7" text:anchor-type="paragraph" svg:width="16.999cm" draw:z-index="12"><draw:text-box fo:min-height="2.288cm"><text:p text:style-name="Drawing"><draw:frame draw:style-name="fr3" draw:name="Графический объект8" text:anchor-type="paragraph" svg:x="0.004cm" svg:y="0.002cm" svg:width="16.999cm" style:rel-width="100%" svg:height="2.288cm" style:rel-height="scale" draw:z-index="13"><draw:image xlink:href="../../../../../../Storage/AlexDOcuments/Programming/TUTORSHIP/CrossPlatform/alignment/aligned24.png" xlink:type="simple" xlink:show="embed" xlink:actuate="onLoad"/></draw:frame>Рисунок <text:sequence text:ref-name="refDrawing8" text:name="Drawing" text:formula="ooow:Drawing+1" style:num-format="1">9</text:sequence>: struct K</text:p></draw:text-box></draw:frame></text:p>
      <text:h text:style-name="Heading_20_1" text:outline-level="1"><text:soft-page-break/></text:h>
      <text:h text:style-name="P61" text:outline-level="1">STL</text:h>
      <text:p text:style-name="P22"><text:span text:style-name="T1">Стандартная библиотека шаблонов (STL)</text:span> (<text:a xlink:type="simple" xlink:href="http://ru.wikipedia.org/wiki/Английский_язык">англ.</text:a> <text:span text:style-name="T9">Standard Template Library</text:span>) — набор согласованных <text:a xlink:type="simple" xlink:href="http://ru.wikipedia.org/wiki/Обобщённое_программирование">обобщённых</text:a> <text:a xlink:type="simple" xlink:href="http://ru.wikipedia.org/wiki/Алгоритм">алгоритмов</text:a>, <text:a xlink:type="simple" xlink:href="http://ru.wikipedia.org/wiki/Контейнер_%28программирование%29">контейнеров</text:a>, средств доступа к их содержимому и различных вспомогательных функций.</text:p>
      <text:p text:style-name="P22">В библиотеке выделяют пять основных компонентов:</text:p>
      <text:list xml:id="list29590845" text:style-name="L3">
        <text:list-item>
          <text:p text:style-name="P57">1. Контейнер (container) - хранение набора объектов в памяти. </text:p>
        </text:list-item>
        <text:list-item>
          <text:p text:style-name="P57">2. Итератор (iterator) - обеспечение средств доступа к содержимому контейнера. </text:p>
        </text:list-item>
        <text:list-item>
          <text:p text:style-name="P57">3. Алгоритм (algorithm) - определение вычислительной процедуры. </text:p>
        </text:list-item>
        <text:list-item>
          <text:p text:style-name="P57">4. Адаптер (adaptor) - адаптация компонентов для обеспечения различного интерфейса. </text:p>
        </text:list-item>
        <text:list-item>
          <text:p text:style-name="P56">5. Функциональный объект (functor) - сокрытие функции в объекте для использования другими компонентами. </text:p>
        </text:list-item>
      </text:list>
      <text:p text:style-name="P28"/>
      <text:h text:style-name="P63" text:outline-level="2">Containers</text:h>
      <text:p text:style-name="P27">Контейнеры - это структуры данных такие как списки, очереди и так далее. Доступ к данным находящимся внутри контейнера осуществляется с помощью итераторов :-) Есть следующие контейнеры. </text:p>
      <text:list xml:id="list29578623" text:style-name="L4">
        <text:list-item>
          <text:p text:style-name="P58"><text:span text:style-name="T4">vector</text:span> - линейный массив </text:p>
        </text:list-item>
        <text:list-item>
          <text:p text:style-name="P58"><text:span text:style-name="T4">list</text:span> - двухсвязанный список </text:p>
        </text:list-item>
        <text:list-item>
          <text:p text:style-name="P58"><text:span text:style-name="T4">deque</text:span> - очередь с двухсторонгим доступом </text:p>
        </text:list-item>
        <text:list-item>
          <text:p text:style-name="P58"><text:span text:style-name="T4">set</text:span> - ассоциативный массив уникальных ключей </text:p>
        </text:list-item>
        <text:list-item>
          <text:p text:style-name="P58"><text:span text:style-name="T4">multiset</text:span> - ассоциативный массив с возможность дублирования ключей </text:p>
        </text:list-item>
        <text:list-item>
          <text:p text:style-name="P58"><text:span text:style-name="T4">map</text:span> - <text:bookmark text:name="OLE_LINK1"/>ассоциативный массив с уникальными ключами и значениями </text:p>
        </text:list-item>
        <text:list-item>
          <text:p text:style-name="P58"><text:span text:style-name="T4">multimap</text:span> - ассоциативный массив с возможность дублирования ключей и значений </text:p>
        </text:list-item>
        <text:list-item>
          <text:p text:style-name="P58"><text:span text:style-name="T4">stack</text:span> - структура данных типа стек </text:p>
        </text:list-item>
        <text:list-item>
          <text:p text:style-name="P58"><text:span text:style-name="T4">queue</text:span> - структура данных типа очередь </text:p>
        </text:list-item>
      </text:list>
      <text:p text:style-name="Text_20_body"/>
      <text:p text:style-name="P23">Each class (whose instance will go into the container) must implement at least the copy constructor (it is good to implement also the assignment operator).</text:p>
      <text:p text:style-name="P30">You can create STL containers that store either objects or pointer to objects</text:p>
      <text:p text:style-name="P25"/>
      <text:p text:style-name="Text_20_body"/>
      <text:h text:style-name="P62" text:outline-level="2">Итераторы</text:h>
      <text:p text:style-name="Text_20_body">Итератором (от англ. Iterator) называют объект, позволяющий программисту перебирать все элементы коллекции, без учёта ее особенностей реализации. Итератор иногда также называют курсором, особенно если речь идет о базе данных.</text:p>
      <text:p text:style-name="Text_20_body"/>
      <text:p text:style-name="Text_20_body"><draw:frame draw:style-name="fr1" draw:name="Врезка10" text:anchor-type="paragraph" svg:width="15.002cm" draw:z-index="18"><draw:text-box fo:min-height="3.281cm"><text:p text:style-name="Drawing"><draw:frame draw:style-name="fr3" draw:name="Графический объект11" text:anchor-type="paragraph" svg:x="0.004cm" svg:y="0.002cm" svg:width="15.002cm" style:rel-width="100%" svg:height="3.281cm" style:rel-height="scale" draw:z-index="19"><draw:image xlink:href="../../../../../../Storage/AlexDOcuments/Programming/TUTORSHIP/CrossPlatform/iterators/stl_vs_java.png" xlink:type="simple" xlink:show="embed" xlink:actuate="onLoad"/></draw:frame>Рисунок <text:sequence text:ref-name="refDrawing9" text:name="Drawing" text:formula="ooow:Drawing+1" style:num-format="1">10</text:sequence>: Iterator Styles</text:p></draw:text-box></draw:frame></text:p>
      <text:p text:style-name="Text_20_body"/>
      <text:p text:style-name="P26">Отличие между стилями итераторов – <text:span text:style-name="T4">C++ </text:span>и <text:span text:style-name="T4">Java </text:span></text:p>
      <text:p text:style-name="Text_20_body"><draw:frame draw:style-name="fr1" draw:name="Врезка11" text:anchor-type="paragraph" svg:width="6.017cm" draw:z-index="20"><draw:text-box fo:min-height="4.468cm"><text:p text:style-name="Drawing"><draw:frame draw:style-name="fr3" draw:name="Графический объект12" text:anchor-type="paragraph" svg:x="0.004cm" svg:y="0.002cm" svg:width="6.017cm" style:rel-width="100%" svg:height="4.468cm" style:rel-height="scale" draw:z-index="21"><draw:image xlink:href="../../../../../../Storage/AlexDOcuments/Programming/TUTORSHIP/CrossPlatform/iterators/java-iter.png" xlink:type="simple" xlink:show="embed" xlink:actuate="onLoad"/></draw:frame>Рисунок <text:sequence text:ref-name="refDrawing10" text:name="Drawing" text:formula="ooow:Drawing+1" style:num-format="1">11</text:sequence>: Java iterator</text:p></draw:text-box></draw:frame></text:p>
      <text:p text:style-name="Text_20_body"/>
      <text:p text:style-name="Text_20_body"><draw:frame draw:style-name="fr1" draw:name="Врезка12" text:anchor-type="paragraph" svg:width="7.669cm" draw:z-index="22"><draw:text-box fo:min-height="5.84cm"><text:p text:style-name="Drawing"><draw:frame draw:style-name="fr3" draw:name="Графический объект13" text:anchor-type="paragraph" svg:x="0.004cm" svg:y="0.002cm" svg:width="7.669cm" style:rel-width="100%" svg:height="5.84cm" style:rel-height="scale" draw:z-index="23"><draw:image xlink:href="../../../../../../Storage/AlexDOcuments/Programming/TUTORSHIP/CrossPlatform/iterators/stl-iter.png" xlink:type="simple" xlink:show="embed" xlink:actuate="onLoad"/></draw:frame>Рисунок <text:sequence text:ref-name="refDrawing11" text:name="Drawing" text:formula="ooow:Drawing+1" style:num-format="1">12</text:sequence>: Stl Iterator</text:p></draw:text-box></draw:frame></text:p>
      <text:p text:style-name="Text_20_body"/>
      <text:p text:style-name="Text_20_body"/>
      <text:p text:style-name="P21">В <text:span text:style-name="T4">STL </text:span><text:span text:style-name="T8">и</text:span><text:span text:style-name="T11">тератор - это аналог указателя, с помощью них мы можем получать доступ к различных элементам данных. Можно использовать и пару итераторов для задания диапазона. Как и указатель для получения данных из итераторов их необходимо разыменовать с помошью операции *. Всего есть пять классов итераторов. </text:span></text:p>
      <text:list xml:id="list29601637" text:style-name="L5">
        <text:list-item>
          <text:p text:style-name="P59">Входные <text:span text:style-name="T4">– </text:span><text:span text:style-name="T8">итераторы ввода </text:span><text:span text:style-name="T4">(</text:span><text:span text:style-name="T5">read only</text:span><text:span text:style-name="T4">)</text:span><text:span text:style-name="T8">, </text:span><text:span text:style-name="T4">std::for_each</text:span></text:p>
        </text:list-item>
        <text:list-item>
          <text:p text:style-name="P59">Выходные – итераторы вывода <text:span text:style-name="T4">(</text:span><text:span text:style-name="T5">write only</text:span><text:span text:style-name="T4">),</text:span> <text:span text:style-name="T4">std::copy</text:span></text:p>
        </text:list-item>
        <text:list-item>
          <text:p text:style-name="P59">Однонаправленные <text:span text:style-name="T8">(поддерживают только </text:span><text:span text:style-name="T6">operator++</text:span><text:span text:style-name="T4">. </text:span><text:span text:style-name="T8">Пример — </text:span><text:span text:style-name="T4">std::</text:span><text:span text:style-name="T8">replace, </text:span></text:p>
          <text:p text:style-name="P59"><text:span text:style-name="T4">1-</text:span><text:span text:style-name="T8">направленный список)</text:span><text:span text:style-name="T4"> </text:span></text:p>
        </text:list-item>
        <text:list-item>
          <text:p text:style-name="P59">Двунаправленные (поддерживают <text:span text:style-name="T6">operator++</text:span><text:span text:style-name="T4">, </text:span><text:span text:style-name="T6">operator--</text:span>)</text:p>
        </text:list-item>
        <text:list-item>
          <text:p text:style-name="P59">Произвольного доступа <text:span text:style-name="T4">(</text:span><text:span text:style-name="T5">it = it + 5</text:span><text:span text:style-name="T4">)</text:span></text:p>
        </text:list-item>
      </text:list>
      <text:p text:style-name="P29"/>
      <text:p text:style-name="P29">Reverse iterators – <text:span text:style-name="T8">итераторы обратного порядка. </text:span></text:p>
      <text:p text:style-name="Standard"/>
      <text:p text:style-name="Standard"><draw:frame draw:style-name="fr1" draw:name="Врезка13" text:anchor-type="paragraph" svg:width="16.907cm" draw:z-index="24"><draw:text-box fo:min-height="2.752cm"><text:p text:style-name="Drawing"><draw:frame draw:style-name="fr3" draw:name="Графический объект14" text:anchor-type="paragraph" svg:x="0.004cm" svg:y="0.002cm" svg:width="16.907cm" style:rel-width="100%" svg:height="2.752cm" style:rel-height="scale" draw:z-index="25"><draw:image xlink:href="../../../../../../Storage/AlexDOcuments/Programming/TUTORSHIP/CrossPlatform/iterators/bounds.png" xlink:type="simple" xlink:show="embed" xlink:actuate="onLoad"/></draw:frame>Рисунок <text:sequence text:ref-name="refDrawing12" text:name="Drawing" text:formula="ooow:Drawing+1" style:num-format="1">13</text:sequence>: границы контейнера</text:p></draw:text-box></draw:frame></text:p>
      <text:p text:style-name="Standard"/>
      <text:p text:style-name="Standard"><draw:frame draw:style-name="fr1" draw:name="Врезка15" text:anchor-type="paragraph" svg:width="16.999cm" draw:z-index="28"><draw:text-box fo:min-height="1.919cm"><text:p text:style-name="Drawing"><draw:frame draw:style-name="fr3" draw:name="Графический объект16" text:anchor-type="paragraph" svg:x="0.004cm" svg:y="0.002cm" svg:width="16.999cm" style:rel-width="100%" svg:height="1.919cm" style:rel-height="scale" draw:z-index="29"><draw:image xlink:href="../../../../../../Storage/AlexDOcuments/Programming/TUTORSHIP/CrossPlatform/iterators/reverse_iterator.png" xlink:type="simple" xlink:show="embed" xlink:actuate="onLoad"/></draw:frame>Рисунок <text:sequence text:ref-name="refDrawing13" text:name="Drawing" text:formula="ooow:Drawing+1" style:num-format="1">14</text:sequence>: Создание reverse_iterator</text:p></draw:text-box></draw:frame></text:p>
      <text:p text:style-name="Standard"/>
      <text:p text:style-name="Standard"/>
      <text:p text:style-name="Standard"><draw:frame draw:style-name="fr1" draw:name="Врезка14" text:anchor-type="paragraph" svg:width="16.999cm" draw:z-index="26"><draw:text-box fo:min-height="2.48cm"><text:p text:style-name="Drawing"><draw:frame draw:style-name="fr3" draw:name="Графический объект15" text:anchor-type="paragraph" svg:x="0.004cm" svg:y="0.002cm" svg:width="16.999cm" style:rel-width="100%" svg:height="2.48cm" style:rel-height="scale" draw:z-index="27"><draw:image xlink:href="../../../../../../Storage/AlexDOcuments/Programming/TUTORSHIP/CrossPlatform/iterators/base_sample.png" xlink:type="simple" xlink:show="embed" xlink:actuate="onLoad"/></draw:frame>Рисунок <text:sequence text:ref-name="refDrawing14" text:name="Drawing" text:formula="ooow:Drawing+1" style:num-format="1">15</text:sequence>: Операция <text:s/>base()</text:p></draw:text-box></draw:frame></text:p>
      <text:p text:style-name="Standard"/>
      <text:p text:style-name="Standard"/>
      <text:p text:style-name="P16">void advance (InputIterator&amp; iter, Distance&amp; n);</text:p>
      <text:p text:style-name="P16">void distance(InputIterator&amp; first, InputIterator&amp; second, Distance&amp; n);</text:p>
      <text:p text:style-name="Standard">В отличие от <text:s/><text:span text:style-name="T6">operator+=</text:span><text:span text:style-name="T4"> </text:span><text:span text:style-name="T8">или </text:span><text:span text:style-name="T6">operator-</text:span><text:span text:style-name="T4"> </text:span><text:span text:style-name="T8">действует для итераторов, не являющихся </text:span><text:span text:style-name="T6">random access iterators</text:span><text:span text:style-name="T4">.</text:span></text:p>
      <text:p text:style-name="P1"/>
      <text:p text:style-name="P1"/>
      <text:p text:style-name="P20">Back Inserter</text:p>
      <text:p text:style-name="P17"/>
      <text:p text:style-name="Standard"><text:span text:style-name="T6">back_inserter </text:span><text:span text:style-name="T4">– </text:span><text:span text:style-name="T8">используется в алгоритмах заполнения контейнеров (например, </text:span><text:span text:style-name="T6">std::copy, std::fill</text:span><text:span text:style-name="T8">). Новые значения не затирают старые, а добавляются в конец массива.</text:span></text:p>
      <text:p text:style-name="P1"/>
      <text:p text:style-name="P15">// back_inserter example</text:p>
      <text:p text:style-name="P11"><text:span text:style-name="T15">#include</text:span><text:span text:style-name="T16"> </text:span><text:span text:style-name="T18">&lt;iostream&gt;</text:span></text:p>
      <text:p text:style-name="P11"><text:span text:style-name="T15">#include</text:span><text:span text:style-name="T16"> </text:span><text:span text:style-name="T18">&lt;iterator&gt;</text:span></text:p>
      <text:p text:style-name="P11"><text:span text:style-name="T15">#include</text:span><text:span text:style-name="T16"> </text:span><text:span text:style-name="T18">&lt;vector&gt;</text:span></text:p>
      <text:p text:style-name="P11"><text:span text:style-name="T15">using</text:span><text:span text:style-name="T16"> </text:span><text:span text:style-name="T15">namespace</text:span><text:span text:style-name="T16"> </text:span><text:span text:style-name="T17">std</text:span><text:span text:style-name="T16">;</text:span></text:p>
      <text:p text:style-name="P14"/>
      <text:p text:style-name="P11"><text:span text:style-name="T15">int</text:span><text:span text:style-name="T16"> </text:span><text:span text:style-name="T17">main</text:span><text:span text:style-name="T16"> () {</text:span></text:p>
      <text:p text:style-name="P11"><text:span text:style-name="T16"><text:s text:c="4"/></text:span><text:span text:style-name="T17">vector</text:span><text:span text:style-name="T16">&lt;</text:span><text:span text:style-name="T15">int</text:span><text:span text:style-name="T16">&gt; </text:span><text:span text:style-name="T17">firstvector</text:span><text:span text:style-name="T16">, </text:span><text:span text:style-name="T17">secondvector</text:span><text:span text:style-name="T16">;</text:span></text:p>
      <text:p text:style-name="P11"><text:span text:style-name="T16"><text:s text:c="4"/></text:span><text:span text:style-name="T15">for</text:span><text:span text:style-name="T16"> (</text:span><text:span text:style-name="T15">int</text:span><text:span text:style-name="T16"> </text:span><text:span text:style-name="T17">i</text:span><text:span text:style-name="T16">=1; </text:span><text:span text:style-name="T17">i</text:span><text:span text:style-name="T16">&lt;=5; </text:span><text:span text:style-name="T17">i</text:span><text:span text:style-name="T16">++)</text:span></text:p>
      <text:p text:style-name="P11"><text:span text:style-name="T16"><text:s text:c="4"/>{ </text:span><text:span text:style-name="T17">firstvector</text:span><text:span text:style-name="T16">.</text:span><text:span text:style-name="T17">push_back</text:span><text:span text:style-name="T16">(</text:span><text:span text:style-name="T17">i</text:span><text:span text:style-name="T16">); </text:span><text:span text:style-name="T17">secondvector</text:span><text:span text:style-name="T16">.</text:span><text:span text:style-name="T17">push_back</text:span><text:span text:style-name="T16">(</text:span><text:span text:style-name="T17">i</text:span><text:span text:style-name="T16">*10); }</text:span></text:p>
      <text:p text:style-name="P14"/>
      <text:p text:style-name="P11"><text:span text:style-name="T16"><text:s text:c="4"/></text:span><text:span text:style-name="T17">copy</text:span><text:span text:style-name="T16"> (</text:span><text:span text:style-name="T17">secondvector</text:span><text:span text:style-name="T16">.</text:span><text:span text:style-name="T17">begin</text:span><text:span text:style-name="T16">(),</text:span><text:span text:style-name="T17">secondvector</text:span><text:span text:style-name="T16">.</text:span><text:span text:style-name="T17">end</text:span><text:span text:style-name="T16">(),</text:span><text:span text:style-name="T17">back_inserter</text:span><text:span text:style-name="T16">(</text:span><text:span text:style-name="T17">firstvector</text:span><text:span text:style-name="T16">));</text:span></text:p>
      <text:p text:style-name="P14"/>
      <text:p text:style-name="P11"><text:span text:style-name="T16"><text:s text:c="4"/></text:span><text:span text:style-name="T17">vector</text:span><text:span text:style-name="T16">&lt;</text:span><text:span text:style-name="T15">int</text:span><text:span text:style-name="T16">&gt;::</text:span><text:span text:style-name="T17">iterator</text:span><text:span text:style-name="T16"> </text:span><text:span text:style-name="T17">it</text:span><text:span text:style-name="T16">;</text:span></text:p>
      <text:p text:style-name="P11"><text:span text:style-name="T16"><text:s text:c="4"/></text:span><text:span text:style-name="T15">for</text:span><text:span text:style-name="T16"> ( </text:span><text:span text:style-name="T17">it</text:span><text:span text:style-name="T16"> = </text:span><text:span text:style-name="T17">firstvector</text:span><text:span text:style-name="T16">.</text:span><text:span text:style-name="T17">begin</text:span><text:span text:style-name="T16">(); </text:span><text:span text:style-name="T17">it</text:span><text:span text:style-name="T16">!= </text:span><text:span text:style-name="T17">firstvector</text:span><text:span text:style-name="T16">.</text:span><text:span text:style-name="T17">end</text:span><text:span text:style-name="T16">(); ++</text:span><text:span text:style-name="T17">it</text:span><text:span text:style-name="T16"> )</text:span></text:p>
      <text:p text:style-name="P11"><text:span text:style-name="T16"><text:s text:c="8"/></text:span><text:span text:style-name="T17">cout</text:span><text:span text:style-name="T16"> &lt;&lt; *</text:span><text:span text:style-name="T17">it</text:span><text:span text:style-name="T16"> &lt;&lt; </text:span><text:span text:style-name="T18">" "</text:span><text:span text:style-name="T16">;</text:span></text:p>
      <text:p text:style-name="P11"><text:span text:style-name="T16"><text:s text:c="4"/></text:span><text:span text:style-name="T17">cout</text:span><text:span text:style-name="T16"> &lt;&lt; </text:span><text:span text:style-name="T17">endl</text:span><text:span text:style-name="T16">;</text:span></text:p>
      <text:p text:style-name="P14"/>
      <text:p text:style-name="P11"><text:span text:style-name="T16"><text:s text:c="4"/></text:span><text:span text:style-name="T15">return</text:span><text:span text:style-name="T16"> 0;</text:span></text:p>
      <text:p text:style-name="P14">}</text:p>
      <text:p text:style-name="Standard"/>
      <text:p text:style-name="Standard"/>
      <text:p text:style-name="Standard"/>
      <text:h text:style-name="P62" text:outline-level="2">Algorithms</text:h>
      <text:p text:style-name="P1">for_each</text:p>
      <text:p text:style-name="P1">find</text:p>
      <text:p text:style-name="P1">find_if</text:p>
      <text:p text:style-name="P1">search</text:p>
      <text:p text:style-name="P1">count</text:p>
      <text:p text:style-name="P1">count_if</text:p>
      <text:p text:style-name="P1">copy</text:p>
      <text:p text:style-name="P1">swap</text:p>
      <text:p text:style-name="P1">fill</text:p>
      <text:p text:style-name="P1">erase</text:p>
      <text:p text:style-name="P1">remove</text:p>
      <text:p text:style-name="P1"/>
      <text:p text:style-name="P1"/>
      <text:p text:style-name="P1"/>
      <text:h text:style-name="Heading_20_3" text:outline-level="3">Идиомы</text:h>
      <text:p text:style-name="P36">Идиома <text:span text:style-name="T4">erase(remove())</text:span></text:p>
      <text:p text:style-name="P37"/>
      <text:p text:style-name="P35">Дан вектор <draw:frame draw:style-name="fr5" draw:name="Объект1" text:anchor-type="as-char" svg:width="8.968cm" svg:height="0.452cm" draw:z-index="30"><draw:object xlink:href="./Object 1" xlink:type="simple" xlink:show="embed" xlink:actuate="onLoad"/><draw:image xlink:href="./ObjectReplacements/Object 1" xlink:type="simple" xlink:show="embed" xlink:actuate="onLoad"/></draw:frame>. Удалить из него все элементы со значением <text:s/>«2».</text:p>
      <text:p text:style-name="P35"/>
      <text:p text:style-name="P37">{</text:p>
      <text:p text:style-name="P38">int rawData[9] = {5, 2, 2, 5, 7, 2, 5, 3, 1}</text:p>
      <text:p text:style-name="P38">int* rawDataEnd = <text:s/>rawData + 9;</text:p>
      <text:p text:style-name="P38"/>
      <text:p text:style-name="P38">typedef std::vector&lt;int&gt; int_vt;</text:p>
      <text:p text:style-name="P38">typedef <text:s/>int_vt::iterator <text:s/>int_vt_i;</text:p>
      <text:p text:style-name="P38"/>
      <text:p text:style-name="P38">int_vt data( rawData, <text:s/>rawDataEnd);</text:p>
      <text:p text:style-name="P38"/>
      <text:p text:style-name="P39">int_vt_i removedTwoStart = std::remove(data.begin(), data.end(), 2)</text:p>
      <text:p text:style-name="P39">data.erase(removedTwoStart, data.end());</text:p>
      <text:p text:style-name="P37">}</text:p>
      <text:p text:style-name="P37"/>
      <text:p text:style-name="P35"/>
      <text:list xml:id="list29582509" text:style-name="L6">
        <text:list-header>
          <text:p text:style-name="P47">Оператор «равно» через swap.</text:p>
        </text:list-header>
      </text:list>
      <text:p text:style-name="P37"/>
      <text:p text:style-name="P37">A&amp; A::operator=(const A&amp; other)</text:p>
      <text:p text:style-name="P37">{</text:p>
      <text:p text:style-name="P38">A dummy(other);</text:p>
      <text:p text:style-name="P38">this-&gt;swap(dummy);</text:p>
      <text:p text:style-name="P37">}</text:p>
      <text:p text:style-name="P35"/>
      <text:p text:style-name="P1"/>
      <text:p text:style-name="P1"/>
      <text:p text:style-name="P6">Предпочитайте использование заголовков из <text:span text:style-name="T4">STL </text:span>заголовкам в стиле «<text:span text:style-name="T4">C”.</text:span></text:p>
      <text:p text:style-name="P1">#include &lt;cmath&gt; // OK. </text:p>
      <text:p text:style-name="P6"><text:span text:style-name="T4">#include &lt;math.h&gt; // OK, </text:span>но хуже.</text:p>
      <text:p text:style-name="P1"/>
      <text:h text:style-name="P61" text:outline-level="1">Boost</text:h>
      <text:p text:style-name="Standard"/>
      <text:list xml:id="list29578080" text:style-name="L7">
        <text:list-item>
          <text:p text:style-name="P44">FOREACH</text:p>
        </text:list-item>
        <text:list-item>
          <text:p text:style-name="P44">Bind</text:p>
        </text:list-item>
        <text:list-item>
          <text:p text:style-name="P44">Lambda</text:p>
        </text:list-item>
        <text:list-item>
          <text:p text:style-name="P44">Function</text:p>
        </text:list-item>
        <text:list-item>
          <text:p text:style-name="P44">SmartPtr</text:p>
        </text:list-item>
        <text:list-item>
          <text:p text:style-name="P53">scoped_ptr</text:p>
        </text:list-item>
        <text:list-item>
          <text:p text:style-name="P53">scoped_array</text:p>
        </text:list-item>
        <text:list-item>
          <text:p text:style-name="P53">weak_ptr</text:p>
        </text:list-item>
        <text:list-item>
          <text:p text:style-name="P53">shared_ptr</text:p>
        </text:list-item>
        <text:list-item>
          <text:p text:style-name="P53">shared_array</text:p>
        </text:list-item>
        <text:list-item>
          <text:p text:style-name="P54">Tuple</text:p>
        </text:list-item>
      </text:list>
      <text:p text:style-name="P1"/>
      <text:p text:style-name="P6">Примеры : </text:p>
      <text:list xml:id="list29595251" text:style-name="L8">
        <text:list-item>
          <text:p text:style-name="P50"><text:span text:style-name="T8">Цикл с </text:span><text:span text:style-name="T4">FOREACH</text:span></text:p>
        </text:list-item>
        <text:list-item>
          <text:p text:style-name="P50"><text:span text:style-name="T4">ScopedAction + boost::bind </text:span><text:span text:style-name="T8">или </text:span><text:span text:style-name="T4">lambda</text:span></text:p>
        </text:list-item>
        <text:list-item>
          <text:p text:style-name="P48">Возврат значения с помощью <text:span text:style-name="T4">tuple</text:span></text:p>
        </text:list-item>
      </text:list>
      <text:p text:style-name="P1"/>
      <text:p text:style-name="P1"/>
      <text:list xml:id="list33198760" text:continue-list="list29578080" text:style-name="L7">
        <text:list-item>
          <text:p text:style-name="P44">uBLAS (Matrix)</text:p>
        </text:list-item>
        <text:list-item>
          <text:p text:style-name="P44">Format</text:p>
        </text:list-item>
        <text:list-item>
          <text:p text:style-name="P44">CRC</text:p>
        </text:list-item>
        <text:list-item>
          <text:p text:style-name="P44">Graph</text:p>
          <text:p text:style-name="P44"/>
        </text:list-item>
        <text:list-item>
          <text:p text:style-name="P44">Spirit</text:p>
        </text:list-item>
        <text:list-item>
          <text:p text:style-name="P44">System</text:p>
        </text:list-item>
        <text:list-item>
          <text:p text:style-name="P44">Thread</text:p>
        </text:list-item>
        <text:list-item>
          <text:p text:style-name="P44">Asio</text:p>
        </text:list-item>
      </text:list>
      <text:p text:style-name="Standard"/>
      <text:p text:style-name="Standard"/>
      <text:p text:style-name="P19">Lambda expressions</text:p>
      <text:p text:style-name="P1"/>
      <text:p text:style-name="P1"/>
      <text:p text:style-name="P18"/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Библиография</text:p>
          </text:index-title>
          <text:p text:style-name="P60">1: , , , http://www.sgrad.kz/gloss/gloss_14.html</text:p>
          <text:p text:style-name="P60">2: , , , http://www.armc.ru/ind.php?file=terms</text:p>
          <text:p text:style-name="P60">3: , , , http://ru.wikipedia.org/wiki/Платформа_(вычислительная_техника)</text:p>
        </text:index-body>
      </text:bibliography>
      <text:p text:style-name="Standard"/>
      <text:p text:style-name="Standard"/>
      <text:p text:style-name="P2">POSIX :</text:p>
      <text:p text:style-name="Standard"><text:span text:style-name="T4">Intel : </text:span><text:a xlink:type="simple" xlink:href="http://www.compumir.ru/m/387/">http://www.compumir.ru/m/387/</text:a></text:p>
      <text:p text:style-name="Standard"><text:a xlink:type="simple" xlink:href="http://ru.wikipedia.org/wiki/POSIX">http://ru.wikipedia.org/wiki/POSIX</text:a></text:p>
      <text:p text:style-name="Standard"/>
      <text:p text:style-name="Standard"/>
      <text:p text:style-name="Standard"/>
      <text:p text:style-name="P2">Endianness</text:p>
      <text:p text:style-name="P1">http://ru.wikipedia.org/wiki/Порядок_байтов</text:p>
      <text:p text:style-name="Standard">http://www.ibm.com/developerworks/aix/library/au-endianc/index.html?ca=drs-</text:p>
      <text:p text:style-name="Standard"/>
      <text:p text:style-name="Standard"/>
      <text:p text:style-name="Standard"/>
      <text:p text:style-name="P2">Data alignment</text:p>
      <text:p text:style-name="P1"><text:a xlink:type="simple" xlink:href="http://gcc.gnu.org/onlinedocs/gcc-4.0.4/gcc/Type-Attributes.html">http://gcc.gnu.org/onlinedocs/gcc-4.0.4/gcc/Type-Attributes.html</text:a></text:p>
      <text:p text:style-name="P1">http://msdn.microsoft.com/en-us/library/2e70t5y1(VS.80).aspx</text:p>
      <text:p text:style-name="P1"/>
      <text:p text:style-name="Standard"/>
      <text:p text:style-name="P2">Stl Iterators :</text:p>
      <text:p text:style-name="P1"><text:a xlink:type="simple" xlink:href="http://cplusplus.com/reference/stl/">http://cplusplus.com/reference/stl/</text:a></text:p>
      <text:p text:style-name="P1"><text:a xlink:type="simple" xlink:href="http://cplusplus.com/reference/std/iterator/back_inserter/">http://cplusplus.com/reference/std/iterator/back_inserter/</text:a></text:p>
      <text:p text:style-name="P1"><text:a xlink:type="simple" xlink:href="http://www.realcoding.net/article/view/1844#part_4">http://www.realcoding.net/article/view/1844#part_4</text:a></text:p>
      <text:p text:style-name="P1"/>
      <text:p text:style-name="P1"/>
      <text:p text:style-name="Standard"/>
      <text:p text:style-name="P2">Smart Pointers</text:p>
      <text:p text:style-name="P1">http://linuxdevcenter.com/pub/a/linux/2003/08/07/cpp_mm-3.html?page=3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3T11:33:52.46</meta:creation-date>
    <dc:date>2010-03-03T13:07:18.09</dc:date>
    <meta:editing-duration>PT40H35M26S</meta:editing-duration>
    <meta:editing-cycles>429</meta:editing-cycles>
    <meta:generator>OpenOffice.org/3.2$Win32 OpenOffice.org_project/320m12$Build-9483</meta:generator>
    <meta:document-statistic meta:table-count="2" meta:image-count="16" meta:object-count="1" meta:page-count="16" meta:paragraph-count="287" meta:word-count="1435" meta:character-count="107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move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.02.2010</text:date>, <text:time>12:59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